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njour hello</text:p>
      <text:p text:style-name="Standard"/>
      <text:p text:style-name="Standard">On est bon ou pas 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lliam Barillon</meta:initial-creator>
    <meta:creation-date>2021-07-21T12:21:23.83</meta:creation-date>
    <dc:date>2021-07-21T12:22:32.58</dc:date>
    <dc:creator>William Barillon</dc:creator>
    <meta:editing-duration>PT19S</meta:editing-duration>
    <meta:editing-cycles>3</meta:editing-cycles>
    <meta:generator>OpenOffice/4.1.10$Win32 OpenOffice.org_project/4110m2$Build-9807</meta:generator>
    <meta:document-statistic meta:table-count="0" meta:image-count="0" meta:object-count="0" meta:page-count="1" meta:paragraph-count="2" meta:word-count="8" meta:character-count="32"/>
  </office:meta>
</office:document-meta>
</file>